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9.91pt"/>
    </style:style>
    <style:style style:name="co2" style:family="table-column">
      <style:table-column-properties fo:break-before="auto" style:column-width="138.19pt"/>
    </style:style>
    <style:style style:name="co3" style:family="table-column">
      <style:table-column-properties fo:break-before="auto" style:column-width="82.66pt"/>
    </style:style>
    <style:style style:name="co4" style:family="table-column">
      <style:table-column-properties fo:break-before="auto" style:column-width="510.46pt"/>
    </style:style>
    <style:style style:name="co5" style:family="table-column">
      <style:table-column-properties fo:break-before="auto" style:column-width="470.86pt"/>
    </style:style>
    <style:style style:name="co6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ead1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d0e0e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módulo</text:p>
          </table:table-cell>
          <table:table-cell table:style-name="ce5" office:value-type="string" calcext:value-type="string">
            <text:p>item</text:p>
          </table:table-cell>
          <table:table-cell table:style-name="ce12" office:value-type="string" calcext:value-type="string">
            <text:p>cantidad por incu</text:p>
          </table:table-cell>
          <table:table-cell table:style-name="ce15" office:value-type="string" calcext:value-type="string">
            <text:p>enlace</text:p>
          </table:table-cell>
          <table:table-cell table:style-name="ce18"/>
          <table:table-cell table:style-name="ce15" table:number-columns-repeated="2"/>
          <table:table-cell table:style-name="ce18" table:number-columns-repeated="20"/>
          <table:table-cell table:number-columns-repeated="997"/>
        </table:table-row>
        <table:table-row table:style-name="ro1">
          <table:table-cell table:style-name="ce2" office:value-type="string" calcext:value-type="string">
            <text:p>Electronica electriciad</text:p>
          </table:table-cell>
          <table:table-cell table:style-name="ce6" table:number-columns-repeated="3"/>
          <table:table-cell table:style-name="ce10"/>
          <table:table-cell table:style-name="ce6" table:number-columns-repeated="2"/>
          <table:table-cell table:style-name="ce10" table:number-columns-repeated="20"/>
          <table:table-cell table:number-columns-repeated="997"/>
        </table:table-row>
        <table:table-row table:style-name="ro1">
          <table:table-cell table:style-name="ce3"/>
          <table:table-cell table:style-name="ce7" office:value-type="string" calcext:value-type="string">
            <text:p>1 Enchufe macho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articulo.mercadolibre.com.ar/MLA-1508200684-pack-x10-enchufe-ficha-macho-10a-3-patas-negro-_JM#polycard_client=search-nordic&amp;position=2&amp;search_layout=grid&amp;type=item&amp;tracking_id=815b4bca-9d75-4d9a-865a-103d7efd00c2" xlink:type="simple">https://articulo.mercadolibre.com.ar/MLA-1508200684-pack-x10-enchufe-ficha-macho-10a-3-patas-negro-_JM#polycard_client=search-nordic&amp;position=2&amp;search_layout=grid&amp;type=item&amp;tracking_id=815b4bca-9d75-4d9a-865a-103d7efd00c2</text:a></text:p>
          </table:table-cell>
          <table:table-cell/>
          <table:table-cell table:number-columns-repeated="2" table:style-name="ce17" office:value-type="float" office:value="7700" calcext:value-type="float">
            <text:p>770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7" office:value-type="string" calcext:value-type="string">
            <text:p>2m + 1m cable TPR 3 x 2,5mm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7" office:value-type="string" calcext:value-type="string">
            <text:p>2 Prensa-cables 10mm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string" calcext:value-type="string">
            <text:p><text:a xlink:href="https://articulo.mercadolibre.com.ar/MLA-1127213017-pack-x10-prensacable-diametro-cable-5-10mm-ip68-pg11-34-_JM" xlink:type="simple">https://articulo.mercadolibre.com.ar/MLA-1127213017-pack-x10-prensacable-diametro-cable-5-10mm-ip68-pg11-34-_JM</text:a></text:p>
          </table:table-cell>
          <table:table-cell/>
          <table:table-cell table:number-columns-repeated="2" table:style-name="ce17" office:value-type="float" office:value="8.804" calcext:value-type="float">
            <text:p>8.804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8" office:value-type="string" calcext:value-type="string">
            <text:p><text:a xlink:href="https://www.mercadolibre.com.ar/disyuntor-diferencial-bipolar-16a-2x16a-10ma-usensible-sica/p/MLA10763521" xlink:type="simple">1 Disyuntor diferencial 16A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www.mercadolibre.com.ar/disyuntor-diferencial-2x25-sica-bipolar-monofasico/p/MLA21622049" xlink:type="simple">https://www.mercadolibre.com.ar/disyuntor-diferencial-2x25-sica-bipolar-monofasico/p/MLA21622049</text:a></text:p>
          </table:table-cell>
          <table:table-cell table:style-name="ce17" office:value-type="string" calcext:value-type="string">
            <text:p>https://www.mercadolibre.com.ar/disyuntor-diferencial-bipolar-16a-2x16a-10ma-usensible-sica/p/MLA10763522</text:p>
          </table:table-cell>
          <table:table-cell table:style-name="ce17" office:value-type="float" office:value="23000" calcext:value-type="float">
            <text:p>23000</text:p>
          </table:table-cell>
          <table:table-cell table:style-name="ce19" table:formula="of:=[.F6]*[.C6]" office:value-type="float" office:value="23000" calcext:value-type="float">
            <text:p>2300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8" office:value-type="string" calcext:value-type="string">
            <text:p><text:a xlink:href="https://tienda.ityt.com.ar/plug-alimentacion/3471-lote-10-x-plug-dc-55x21mm-conector-alimentaci%C3%B3n-itytarg.html?search_query=Alimentacion+5.5x2.1mm&amp;results=144" xlink:type="simple">Alimentación barril a PCB</text:a>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  <table:table-cell table:style-name="ce19" table:formula="of:=[.F7]*[.C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9" office:value-type="string" calcext:value-type="string">
            <text:p><text:a xlink:href="https://www.mercadolibre.com.ar/interruptor-automatico-miniatura-para-riel-din-sica-limit-782105/p/MLA11259424" xlink:type="simple">Térmica 5A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www.mercadolibre.com.ar/interruptor-automatico-miniatura-para-riel-din-sica-limit-782105/p/MLA11259424" xlink:type="simple">https://www.mercadolibre.com.ar/interruptor-automatico-miniatura-para-riel-din-sica-limit-782105/p/MLA11259424</text:a></text:p>
          </table:table-cell>
          <table:table-cell/>
          <table:table-cell table:style-name="ce17" office:value-type="float" office:value="2500" calcext:value-type="float">
            <text:p>2500</text:p>
          </table:table-cell>
          <table:table-cell table:style-name="ce19" table:formula="of:=[.F8]*[.C8]" office:value-type="float" office:value="2500" calcext:value-type="float">
            <text:p>250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9" office:value-type="string" calcext:value-type="string">
            <text:p><text:a xlink:href="https://www.mercadolibre.com.ar/interruptor-automatico-miniatura-para-riel-din-sica-limit-782105/p/MLA11259424" xlink:type="simple">Térmica 1 A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string" calcext:value-type="string">
            <text:p><text:a xlink:href="https://articulo.mercadolibre.com.ar/MLA-1410464619-termica-unipolar-termomagnetica-1a-1x1-sica-782101-_JM" xlink:type="simple">https://articulo.mercadolibre.com.ar/MLA-1410464619-termica-unipolar-termomagnetica-1a-1x1-sica-782101-_JM</text:a></text:p>
          </table:table-cell>
          <table:table-cell table:style-name="ce16" office:value-type="string" calcext:value-type="string">
            <text:p><text:a xlink:href="https://articulo.mercadolibre.com.ar/MLA-1364995926-termica-unipolar-termomagnetica-1a-1x1-sica-782101-_JM" xlink:type="simple">https://articulo.mercadolibre.com.ar/MLA-1364995926-termica-unipolar-termomagnetica-1a-1x1-sica-782101-_JM</text:a></text:p>
          </table:table-cell>
          <table:table-cell table:style-name="ce17" office:value-type="float" office:value="4000" calcext:value-type="float">
            <text:p>4000</text:p>
          </table:table-cell>
          <table:table-cell table:style-name="ce19" table:formula="of:=[.F9]*[.C9]" office:value-type="float" office:value="8000" calcext:value-type="float">
            <text:p>800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office:value-type="string" calcext:value-type="string">
            <text:p>PCB Olivia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9" office:value-type="string" calcext:value-type="string">
            <text:p><text:a xlink:href="https://articulo.mercadolibre.com.ar/MLA-1948645246-fuente-metalica-de-alimentacion-12-v-5a-_JM" xlink:type="simple">Fuente 12V 5A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articulo.mercadolibre.com.ar/MLA-1948645246-fuente-metalica-de-alimentacion-12-v-5a-_JM" xlink:type="simple">https://articulo.mercadolibre.com.ar/MLA-1948645246-fuente-metalica-de-alimentacion-12-v-5a-_JM</text:a></text:p>
          </table:table-cell>
          <table:table-cell/>
          <table:table-cell table:style-name="ce17" office:value-type="float" office:value="7000" calcext:value-type="float">
            <text:p>7000</text:p>
          </table:table-cell>
          <table:table-cell table:style-name="ce19" table:formula="of:=[.F11]*[.C11]" office:value-type="float" office:value="7000" calcext:value-type="float">
            <text:p>700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8" office:value-type="string" calcext:value-type="string">
            <text:p><text:a xlink:href="https://articulo.mercadolibre.com.ar/MLA-723761124-fuente-step-down-dc-dc-lm2596-125v-35v-3a-arduino-nubbeo-_JM" xlink:type="simple">Step-Down 6V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articulo.mercadolibre.com.ar/MLA-723761124-fuente-step-down-dc-dc-lm2596-125v-35v-3a-arduino-nubbeo-_JM" xlink:type="simple">https://articulo.mercadolibre.com.ar/MLA-723761124-fuente-step-down-dc-dc-lm2596-125v-35v-3a-arduino-nubbeo-_JM</text:a></text:p>
          </table:table-cell>
          <table:table-cell table:number-columns-repeated="2"/>
          <table:table-cell table:style-name="ce19" table:formula="of:=[.F12]*[.C1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nexiones</text:p>
          </table:table-cell>
          <table:table-cell table:style-name="ce7" office:value-type="string" calcext:value-type="string">
            <text:p>Alimentación Step-down 6v a PuenteH y Relé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3" office:value-type="string" calcext:value-type="string">
            <text:p>Conexiones</text:p>
          </table:table-cell>
          <table:table-cell table:style-name="ce9" office:value-type="string" calcext:value-type="string">
            <text:p><text:a xlink:href="https://articulo.mercadolibre.com.ar/MLA-818527025-sensor-modulo-arduino-bme280-temperatura-humedad-presion-_JM" xlink:type="simple">Sensor BME280 (4pin)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3" office:value-type="string" calcext:value-type="string">
            <text:p>Conexiones</text:p>
          </table:table-cell>
          <table:table-cell table:style-name="ce7" office:value-type="string" calcext:value-type="string">
            <text:p>FC Up (2pin)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3" office:value-type="string" calcext:value-type="string">
            <text:p>Conexiones</text:p>
          </table:table-cell>
          <table:table-cell table:style-name="ce7" office:value-type="string" calcext:value-type="string">
            <text:p>FC Down (2pin)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3" office:value-type="string" calcext:value-type="string">
            <text:p>Conexiones</text:p>
          </table:table-cell>
          <table:table-cell table:style-name="ce7" office:value-type="string" calcext:value-type="string">
            <text:p>PuenteH (4 pin)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3" office:value-type="string" calcext:value-type="string">
            <text:p>Conexiones</text:p>
          </table:table-cell>
          <table:table-cell table:style-name="ce7" office:value-type="string" calcext:value-type="string">
            <text:p>Módulo Relé (3pin)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3"/>
          <table:table-cell table:style-name="ce9" office:value-type="string" calcext:value-type="string">
            <text:p><text:a xlink:href="https://articulo.mercadolibre.com.ar/MLA-918107217-cable-canal-autoadhesivo-taad-20x10-x-10-mts-_JM" xlink:type="simple">Cablecanal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articulo.mercadolibre.com.ar/MLA-918107217-cable-canal-autoadhesivo-taad-20x10-x-10-mts-_JM" xlink:type="simple">https://articulo.mercadolibre.com.ar/MLA-918107217-cable-canal-autoadhesivo-taad-20x10-x-10-mts-_JM</text:a></text:p>
          </table:table-cell>
          <table:table-cell table:number-columns-repeated="2"/>
          <table:table-cell table:style-name="ce19" table:formula="of:=[.F19]*[.C1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9" office:value-type="string" calcext:value-type="string">
            <text:p><text:a xlink:href="https://www.mercadolibre.com.ar/caja-estanca-plastica-210x310x110-mm-blanca-ip65-color-blanco/p/MLA26881998" xlink:type="simple">CAJA Estanco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www.mercadolibre.com.ar/caja-estanca-plastica-210x310x110-mm-blanca-ip65-color-blanco/p/MLA26881998" xlink:type="simple">https://www.mercadolibre.com.ar/caja-estanca-plastica-210x310x110-mm-blanca-ip65-color-blanco/p/MLA26881998</text:a></text:p>
          </table:table-cell>
          <table:table-cell/>
          <table:table-cell table:style-name="ce17" office:value-type="float" office:value="16000" calcext:value-type="float">
            <text:p>16000</text:p>
          </table:table-cell>
          <table:table-cell table:style-name="ce19" table:formula="of:=[.F20]*[.C20]" office:value-type="float" office:value="16000" calcext:value-type="float">
            <text:p>1600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office:value-type="string" calcext:value-type="string">
            <text:p>Puente H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7" office:value-type="string" calcext:value-type="string">
            <text:p>Regleta neutros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articulo.mercadolibre.com.ar/MLA-1213323854-pack-x6-bornera-distrib-repartidor-fase-neutra-tierra-7x6mm-_JM" xlink:type="simple">https://articulo.mercadolibre.com.ar/MLA-1213323854-pack-x6-bornera-distrib-repartidor-fase-neutra-tierra-7x6mm-_JM</text:a></text:p>
          </table:table-cell>
          <table:table-cell table:number-columns-repeated="2"/>
          <table:table-cell table:style-name="ce19" table:formula="of:=[.F22]*[.C2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7"/>
          <table:table-cell table:style-name="ce13"/>
          <table:table-cell table:number-columns-repeated="1021"/>
        </table:table-row>
        <table:table-row table:style-name="ro1">
          <table:table-cell table:style-name="ce3"/>
          <table:table-cell table:style-name="ce7" office:value-type="string" calcext:value-type="string">
            <text:p>Interruptor Iluminación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9" office:value-type="string" calcext:value-type="string">
            <text:p><text:a xlink:href="https://articulo.mercadolibre.com.ar/MLA-818527025-sensor-modulo-arduino-bme280-temperatura-humedad-presion-_JM" xlink:type="simple">Sensor BME280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s://articulo.mercadolibre.com.ar/MLA-818527025-sensor-modulo-arduino-bme280-temperatura-humedad-presion-_JM" xlink:type="simple">https://articulo.mercadolibre.com.ar/MLA-818527025-sensor-modulo-arduino-bme280-temperatura-humedad-presion-_JM</text:a></text:p>
          </table:table-cell>
          <table:table-cell/>
          <table:table-cell table:style-name="ce17" office:value-type="float" office:value="10300" calcext:value-type="float">
            <text:p>10300</text:p>
          </table:table-cell>
          <table:table-cell table:style-name="ce19" table:formula="of:=[.F25]*[.C25]" office:value-type="float" office:value="10300" calcext:value-type="float">
            <text:p>103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umedad</text:p>
          </table:table-cell>
          <table:table-cell table:style-name="ce10"/>
          <table:table-cell table:style-name="ce6" table:number-columns-repeated="2"/>
          <table:table-cell table:style-name="ce10"/>
          <table:table-cell table:style-name="ce6"/>
          <table:table-cell table:style-name="ce10" table:formula="of:=[.F26]*[.C26]" office:value-type="float" office:value="0" calcext:value-type="float">
            <text:p>0</text:p>
          </table:table-cell>
          <table:table-cell table:style-name="ce10" table:number-columns-repeated="20"/>
          <table:table-cell table:number-columns-repeated="997"/>
        </table:table-row>
        <table:table-row table:style-name="ro1">
          <table:table-cell table:style-name="ce3"/>
          <table:table-cell table:style-name="ce7" office:value-type="string" calcext:value-type="string">
            <text:p>bomba de nafta</text:p>
          </table:table-cell>
          <table:table-cell table:style-name="ce13" office:value-type="float" office:value="8" calcext:value-type="float">
            <text:p>8</text:p>
          </table:table-cell>
          <table:table-cell table:style-name="ce16" office:value-type="string" calcext:value-type="string">
            <text:p><text:a xlink:href="https://articulo.mercadolibre.com.ar/MLA-1662031398-bomba-de-nafta-tbosch-corsa-meriva-gol-suran-siena-fiat-uno-_JM" xlink:type="simple">https://articulo.mercadolibre.com.ar/MLA-1662031398-bomba-de-nafta-tbosch-corsa-meriva-gol-suran-siena-fiat-uno-_JM</text:a></text:p>
          </table:table-cell>
          <table:table-cell/>
          <table:table-cell table:style-name="ce17" office:value-type="float" office:value="17000" calcext:value-type="float">
            <text:p>17000</text:p>
          </table:table-cell>
          <table:table-cell table:style-name="ce19" table:formula="of:=[.F27]*[.C27]" office:value-type="float" office:value="136000" calcext:value-type="float">
            <text:p>13600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7" office:value-type="string" calcext:value-type="string">
            <text:p>picos asperción <text:s/>x 3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<text:a xlink:href="https://listado.mercadolibre.com.ar/pico-metalico_CustId_7317189_NoIndex_True#D[A:pico%20metalico,on]" xlink:type="simple">https://listado.mercadolibre.com.ar/pico-metalico_CustId_7317189_NoIndex_True#D[A:pico%20metalico,on]</text:a></text:p>
          </table:table-cell>
          <table:table-cell/>
          <table:table-cell table:style-name="ce17" office:value-type="float" office:value="32000" calcext:value-type="float">
            <text:p>32000</text:p>
          </table:table-cell>
          <table:table-cell table:style-name="ce19" table:formula="of:=[.F28]*[.C28]" office:value-type="float" office:value="96000" calcext:value-type="float">
            <text:p>9600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7" office:value-type="string" calcext:value-type="string">
            <text:p>acoples rápido</text:p>
          </table:table-cell>
          <table:table-cell table:style-name="ce13" office:value-type="float" office:value="8" calcext:value-type="float">
            <text:p>8</text:p>
          </table:table-cell>
          <table:table-cell table:style-name="ce16" office:value-type="string" calcext:value-type="string">
            <text:p><text:a xlink:href="https://articulo.mercadolibre.com.ar/MLA-906924217-conector-rapido-neumatico-recto-tubo-tubo-de-6-mm-a-8-mm-_JM?quantity=3" xlink:type="simple">https://articulo.mercadolibre.com.ar/MLA-906924217-conector-rapido-neumatico-recto-tubo-tubo-de-6-mm-a-8-mm-_JM?quantity=3</text:a></text:p>
          </table:table-cell>
          <table:table-cell/>
          <table:table-cell table:style-name="ce17" office:value-type="float" office:value="3560" calcext:value-type="float">
            <text:p>3560</text:p>
          </table:table-cell>
          <table:table-cell table:style-name="ce19" table:formula="of:=[.F29]*[.C29]" office:value-type="float" office:value="28480" calcext:value-type="float">
            <text:p>2848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7" office:value-type="string" calcext:value-type="string">
            <text:p>Budineras</text:p>
          </table:table-cell>
          <table:table-cell table:style-name="ce13" office:value-type="float" office:value="8" calcext:value-type="float">
            <text:p>8</text:p>
          </table:table-cell>
          <table:table-cell table:style-name="ce16" office:value-type="string" calcext:value-type="string">
            <text:p><text:a xlink:href="https://articulo.mercadolibre.com.ar/MLA-849023158-budinera-budin-ingles-flanera-aluminio-34cm-pettish-online-_JM?variation=53902798830&amp;quantity=3" xlink:type="simple">https://articulo.mercadolibre.com.ar/MLA-849023158-budinera-budin-ingles-flanera-aluminio-34cm-pettish-online-_JM?variation=53902798830&amp;quantity=3</text:a></text:p>
          </table:table-cell>
          <table:table-cell/>
          <table:table-cell table:style-name="ce17" office:value-type="float" office:value="10000" calcext:value-type="float">
            <text:p>10000</text:p>
          </table:table-cell>
          <table:table-cell table:style-name="ce19" table:formula="of:=[.F30]*[.C30]" office:value-type="float" office:value="80000" calcext:value-type="float">
            <text:p>80000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 calcext:value-type="string">
            <text:p>alumnio 3mm </text:p>
          </table:table-cell>
          <table:table-cell table:style-name="ce13" office:value-type="float" office:value="8" calcext:value-type="float">
            <text:p>8</text:p>
          </table:table-cell>
          <table:table-cell table:style-name="ce17"/>
          <table:table-cell/>
          <table:table-cell table:style-name="ce17"/>
          <table:table-cell table:style-name="ce19" table:formula="of:=[.F31]*[.C31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 calcext:value-type="string">
            <text:p>espiga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/>
          <table:table-cell table:style-name="ce17"/>
          <table:table-cell table:style-name="ce19" table:formula="of:=[.F32]*[.C32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 calcext:value-type="string">
            <text:p>yerbera</text:p>
          </table:table-cell>
          <table:table-cell table:style-name="ce13"/>
          <table:table-cell table:style-name="ce17"/>
          <table:table-cell/>
          <table:table-cell table:style-name="ce17"/>
          <table:table-cell table:number-columns-repeated="1018"/>
        </table:table-row>
        <table:table-row table:style-name="ro2">
          <table:table-cell table:style-name="ce3"/>
          <table:table-cell table:style-name="ce7" office:value-type="string" calcext:value-type="string">
            <text:p>manguera 8mm </text:p>
          </table:table-cell>
          <table:table-cell table:style-name="ce13"/>
          <table:table-cell table:style-name="ce17"/>
          <table:table-cell/>
          <table:table-cell table:style-name="ce17"/>
          <table:table-cell table:number-columns-repeated="1018"/>
        </table:table-row>
        <table:table-row table:style-name="ro2">
          <table:table-cell table:style-name="ce3"/>
          <table:table-cell table:style-name="ce7" office:value-type="string" calcext:value-type="string">
            <text:p>salida de tanque</text:p>
          </table:table-cell>
          <table:table-cell table:style-name="ce13" office:value-type="float" office:value="8" calcext:value-type="float">
            <text:p>8</text:p>
          </table:table-cell>
          <table:table-cell table:style-name="ce17"/>
          <table:table-cell/>
          <table:table-cell table:style-name="ce17"/>
          <table:table-cell table:style-name="ce19" table:formula="of:=[.F35]*[.C35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 calcext:value-type="string">
            <text:p>Flotante</text:p>
          </table:table-cell>
          <table:table-cell table:style-name="ce13" office:value-type="float" office:value="8" calcext:value-type="float">
            <text:p>8</text:p>
          </table:table-cell>
          <table:table-cell table:style-name="ce16" office:value-type="string" calcext:value-type="string">
            <text:p><text:a xlink:href="https://articulo.mercadolibre.com.ar/MLA-1313921621-flotante-compacto-tanque-agua-12-flux-_JM?quantity=4" xlink:type="simple">https://articulo.mercadolibre.com.ar/MLA-1313921621-flotante-compacto-tanque-agua-12-flux-_JM?quantity=4</text:a></text:p>
          </table:table-cell>
          <table:table-cell/>
          <table:table-cell table:style-name="ce17" office:value-type="float" office:value="9000" calcext:value-type="float">
            <text:p>9000</text:p>
          </table:table-cell>
          <table:table-cell table:style-name="ce19" table:formula="of:=[.F36]*[.C36]" office:value-type="float" office:value="72000" calcext:value-type="float">
            <text:p>720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otación</text:p>
          </table:table-cell>
          <table:table-cell table:style-name="ce10"/>
          <table:table-cell table:style-name="ce6" table:number-columns-repeated="2"/>
          <table:table-cell table:style-name="ce10"/>
          <table:table-cell table:style-name="ce6"/>
          <table:table-cell table:style-name="ce10" table:formula="of:=[.F37]*[.C37]" office:value-type="float" office:value="0" calcext:value-type="float">
            <text:p>0</text:p>
          </table:table-cell>
          <table:table-cell table:style-name="ce10" table:number-columns-repeated="20"/>
          <table:table-cell table:number-columns-repeated="997"/>
        </table:table-row>
        <table:table-row table:style-name="ro1">
          <table:table-cell table:style-name="ce3"/>
          <table:table-cell table:style-name="ce7" office:value-type="string" calcext:value-type="string">
            <text:p>Estructura hierro</text:p>
          </table:table-cell>
          <table:table-cell table:style-name="ce13"/>
          <table:table-cell table:number-columns-repeated="3"/>
          <table:table-cell table:style-name="ce19" table:formula="of:=[.F38]*[.C3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7" office:value-type="string" calcext:value-type="string">
            <text:p>anclajes a la estructura (bulon pasante con dos tuercas para regular la distancia y tornillos para )</text:p>
          </table:table-cell>
          <table:table-cell table:style-name="ce13"/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3"/>
          <table:table-cell table:style-name="ce7" office:value-type="string" calcext:value-type="string">
            <text:p>Bulones pasantes</text:p>
          </table:table-cell>
          <table:table-cell table:style-name="ce13"/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3"/>
          <table:table-cell table:style-name="ce7" office:value-type="string" calcext:value-type="string">
            <text:p>Motor</text:p>
          </table:table-cell>
          <table:table-cell table:style-name="ce13"/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3"/>
          <table:table-cell table:style-name="ce7" office:value-type="string" calcext:value-type="string">
            <text:p>soporte 3d motor, soporte, polea</text:p>
          </table:table-cell>
          <table:table-cell table:style-name="ce13"/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3"/>
          <table:table-cell table:style-name="ce7" office:value-type="string" calcext:value-type="string">
            <text:p>Contrapeso</text:p>
          </table:table-cell>
          <table:table-cell table:style-name="ce13"/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3"/>
          <table:table-cell table:style-name="ce7" office:value-type="string" calcext:value-type="string">
            <text:p>Cinta gross</text:p>
          </table:table-cell>
          <table:table-cell table:style-name="ce13"/>
          <table:table-cell table:style-name="ce17"/>
          <table:table-cell/>
          <table:table-cell table:style-name="ce17"/>
          <table:table-cell table:number-columns-repeated="1018"/>
        </table:table-row>
        <table:table-row table:style-name="ro1">
          <table:table-cell table:style-name="ce3"/>
          <table:table-cell table:style-name="ce7" office:value-type="string" calcext:value-type="string">
            <text:p>sensores</text:p>
          </table:table-cell>
          <table:table-cell table:style-name="ce13" office:value-type="float" office:value="16" calcext:value-type="float">
            <text:p>16</text:p>
          </table:table-cell>
          <table:table-cell table:style-name="ce16" office:value-type="string" calcext:value-type="string">
            <text:p><text:a xlink:href="https://articulo.mercadolibre.com.ar/MLA-878544727-sensor-magnetico-para-alarma-puerta-y-ventana-seguridad-_JM" xlink:type="simple">https://articulo.mercadolibre.com.ar/MLA-878544727-sensor-magnetico-para-alarma-puerta-y-ventana-seguridad-_JM</text:a></text:p>
          </table:table-cell>
          <table:table-cell/>
          <table:table-cell table:style-name="ce17" office:value-type="float" office:value="3000" calcext:value-type="float">
            <text:p>3000</text:p>
          </table:table-cell>
          <table:table-cell table:style-name="ce19" table:formula="of:=[.F45]*[.C45]" office:value-type="float" office:value="48000" calcext:value-type="float">
            <text:p>480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ccesorios</text:p>
          </table:table-cell>
          <table:table-cell table:style-name="ce10"/>
          <table:table-cell table:style-name="ce6" table:number-columns-repeated="2"/>
          <table:table-cell table:style-name="ce10"/>
          <table:table-cell table:style-name="ce6"/>
          <table:table-cell table:style-name="ce10" table:formula="of:=[.F46]*[.C46]" office:value-type="float" office:value="0" calcext:value-type="float">
            <text:p>0</text:p>
          </table:table-cell>
          <table:table-cell table:style-name="ce10" table:number-columns-repeated="20"/>
          <table:table-cell table:number-columns-repeated="997"/>
        </table:table-row>
        <table:table-row table:style-name="ro1">
          <table:table-cell table:style-name="ce3"/>
          <table:table-cell table:style-name="ce7" office:value-type="string" calcext:value-type="string">
            <text:p>resistencia</text:p>
          </table:table-cell>
          <table:table-cell table:style-name="ce13" office:value-type="float" office:value="8" calcext:value-type="float">
            <text:p>8</text:p>
          </table:table-cell>
          <table:table-cell table:style-name="ce16" office:value-type="string" calcext:value-type="string">
            <text:p><text:a xlink:href="https://articulo.mercadolibre.com.ar/MLA-913198984-resistencia-para-incubadora-de-huevos-electrica-200w-220v-_JM" xlink:type="simple">https://articulo.mercadolibre.com.ar/MLA-913198984-resistencia-para-incubadora-de-huevos-electrica-200w-220v-_JM</text:a></text:p>
          </table:table-cell>
          <table:table-cell/>
          <table:table-cell table:style-name="ce17" office:value-type="float" office:value="140000" calcext:value-type="float">
            <text:p>140000</text:p>
          </table:table-cell>
          <table:table-cell table:style-name="ce19" table:formula="of:=[.F47]*[.C47]" office:value-type="float" office:value="1120000" calcext:value-type="float">
            <text:p>1120000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style-name="ce3"/>
          <table:table-cell table:style-name="ce7" office:value-type="string" calcext:value-type="string">
            <text:p>Luz</text:p>
          </table:table-cell>
          <table:table-cell table:style-name="ce13" office:value-type="float" office:value="7" calcext:value-type="float">
            <text:p>7</text:p>
          </table:table-cell>
          <table:table-cell table:style-name="ce16" office:value-type="string" calcext:value-type="string">
            <text:p><text:a xlink:href="https://articulo.mercadolibre.com.ar/MLA-862597264-reflector-led-10w-luz-fria-apto-exterior-800lm-_JM#polycard_client=search-nordic&amp;position=15&amp;search_layout=grid&amp;type=item&amp;tracking_id=4b2dd87b-a1c1-4d14-845e-6a7b903e751a" xlink:type="simple">https://articulo.mercadolibre.com.ar/MLA-862597264-reflector-led-10w-luz-fria-apto-exterior-800lm-_JM#polycard_client=search-nordic&amp;position=15&amp;search_layout=grid&amp;type=item&amp;tracking_id=4b2dd87b-a1c1-4d14-845e-6a7b903e751a</text:a></text:p>
          </table:table-cell>
          <table:table-cell/>
          <table:table-cell table:style-name="ce17" office:value-type="float" office:value="3200" calcext:value-type="float">
            <text:p>3200</text:p>
          </table:table-cell>
          <table:table-cell table:style-name="ce19" table:formula="of:=[.F49]*[.C49]" office:value-type="float" office:value="22400" calcext:value-type="float">
            <text:p>2240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office:value-type="string" calcext:value-type="string">
            <text:p>L para el ventilador </text:p>
          </table:table-cell>
          <table:table-cell table:style-name="ce14"/>
          <table:table-cell table:number-columns-repeated="3"/>
          <table:table-cell table:style-name="ce19" table:formula="of:=[.F50]*[.C5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7" office:value-type="string" calcext:value-type="string">
            <text:p>ventilador</text:p>
          </table:table-cell>
          <table:table-cell table:style-name="ce13" office:value-type="float" office:value="8" calcext:value-type="float">
            <text:p>8</text:p>
          </table:table-cell>
          <table:table-cell table:style-name="ce16" office:value-type="string" calcext:value-type="string">
            <text:p><text:a xlink:href="https://articulo.mercadolibre.com.ar/MLA-603230889-turbina-cooler-extractor-fan-220v-ruleman-6-pulgadas-_JM?quantity=2&amp;variation_id=38697927370" xlink:type="simple">https://articulo.mercadolibre.com.ar/MLA-603230889-turbina-cooler-extractor-fan-220v-ruleman-6-pulgadas-_JM?quantity=2&amp;variation_id=38697927370</text:a></text:p>
          </table:table-cell>
          <table:table-cell/>
          <table:table-cell table:style-name="ce17" office:value-type="float" office:value="29000" calcext:value-type="float">
            <text:p>29000</text:p>
          </table:table-cell>
          <table:table-cell table:style-name="ce19" table:formula="of:=[.F51]*[.C51]" office:value-type="float" office:value="232000" calcext:value-type="float">
            <text:p>23200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7" office:value-type="string" calcext:value-type="string">
            <text:p>Bandejas hueveras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2"/>
          <table:table-cell table:style-name="ce17" office:value-type="float" office:value="4000" calcext:value-type="float">
            <text:p>4000</text:p>
          </table:table-cell>
          <table:table-cell table:style-name="ce19" table:formula="of:=[.F52]*[.C52]" office:value-type="float" office:value="120000" calcext:value-type="float">
            <text:p>12000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7" office:value-type="string" calcext:value-type="string">
            <text:p>Bandejas nacedoras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/>
          <table:table-cell table:style-name="ce17" office:value-type="float" office:value="2000" calcext:value-type="float">
            <text:p>2000</text:p>
          </table:table-cell>
          <table:table-cell table:style-name="ce19" table:formula="of:=[.F53]*[.C53]" office:value-type="float" office:value="16000" calcext:value-type="float">
            <text:p>1600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7" office:value-type="string" calcext:value-type="string">
            <text:p>maples plásticos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2"/>
          <table:table-cell table:style-name="ce17" office:value-type="float" office:value="4000" calcext:value-type="float">
            <text:p>4000</text:p>
          </table:table-cell>
          <table:table-cell table:style-name="ce19" table:formula="of:=[.F54]*[.C54]" office:value-type="float" office:value="240000" calcext:value-type="float">
            <text:p>24000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office:value-type="string" calcext:value-type="string">
            <text:p>sunchos</text:p>
          </table:table-cell>
          <table:table-cell table:style-name="ce14"/>
          <table:table-cell table:number-columns-repeated="3"/>
          <table:table-cell table:style-name="ce19" table:formula="of:=[.F55]*[.C5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7" office:value-type="string" calcext:value-type="string">
            <text:p>tejido alambre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2"/>
          <table:table-cell table:style-name="ce17" office:value-type="float" office:value="15909" calcext:value-type="float">
            <text:p>15909</text:p>
          </table:table-cell>
          <table:table-cell table:style-name="ce19" table:formula="of:=[.F56]*[.C56]" office:value-type="float" office:value="318180" calcext:value-type="float">
            <text:p>31818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rcasa</text:p>
          </table:table-cell>
          <table:table-cell table:style-name="ce10" table:number-columns-repeated="5"/>
          <table:table-cell table:style-name="ce10" table:formula="of:=SUM([.G25:.G56])" office:value-type="float" office:value="2539360" calcext:value-type="float">
            <text:p>2539360</text:p>
          </table:table-cell>
          <table:table-cell table:style-name="ce10" table:number-columns-repeated="20"/>
          <table:table-cell table:number-columns-repeated="997"/>
        </table:table-row>
        <table:table-row table:style-name="ro1">
          <table:table-cell table:style-name="ce4"/>
          <table:table-cell table:style-name="ce7" office:value-type="string" calcext:value-type="string">
            <text:p>Placas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4"/>
          <table:table-cell table:style-name="ce7" office:value-type="string" calcext:value-type="string">
            <text:p>pintura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4"/>
          <table:table-cell table:style-name="ce7" office:value-type="string" calcext:value-type="string">
            <text:p>sellador y pegamento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4"/>
          <table:table-cell table:style-name="ce7" office:value-type="string" calcext:value-type="string">
            <text:p>tornillos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4"/>
          <table:table-cell table:style-name="ce7" office:value-type="string" calcext:value-type="string">
            <text:p>perfilería aluminio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4"/>
          <table:table-cell table:style-name="ce7" office:value-type="string" calcext:value-type="string">
            <text:p>Bisagras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4"/>
          <table:table-cell table:style-name="ce7" office:value-type="string" calcext:value-type="string">
            <text:p>tarugos, tornillos y otros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4"/>
          <table:table-cell table:style-name="ce7" office:value-type="string" calcext:value-type="string">
            <text:p>patas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4"/>
          <table:table-cell table:style-name="ce7" office:value-type="string" calcext:value-type="string">
            <text:p>Bisagras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4"/>
          <table:table-cell table:style-name="ce7" office:value-type="string" calcext:value-type="string">
            <text:p>Ventana vertical 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4"/>
          <table:table-cell table:style-name="ce7" office:value-type="string" calcext:value-type="string">
            <text:p>Patas de goma/esquinero</text:p>
          </table:table-cell>
          <table:table-cell table:style-name="ce14"/>
          <table:table-cell table:number-columns-repeated="1021"/>
        </table:table-row>
        <table:table-row table:style-name="ro1" table:number-rows-repeated="932">
          <table:table-cell table:style-name="ce4"/>
          <table:table-cell table:style-name="ce11"/>
          <table:table-cell table:style-name="ce14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1" meta:object-count="0"/>
    <meta:generator>LibreOfficeDev/6.0.5.2$Linux_X86_64 LibreOffice_project/</meta:generator>
  </office:meta>
</office:document-meta>
</file>